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shadow="none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italic" officeooo:rsid="002dfa3f" officeooo:paragraph-rsid="002dfa3f" style:font-size-asian="15pt" style:font-style-asian="italic" style:font-size-complex="15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4pt" style:font-style-complex="italic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6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4b3b92" officeooo:paragraph-rsid="004b3b92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4b3b92" officeooo:paragraph-rsid="004b3b92" style:font-size-asian="19.25pt" style:font-style-asian="italic" style:font-size-complex="22pt" style:font-style-complex="italic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5" style:family="paragraph" style:parent-style-name="Standard" style:master-page-name="">
      <style:paragraph-properties style:page-number="auto" fo:break-after="page"/>
    </style:style>
    <style:style style:name="P16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">Поз.</text:p><text:p text:style-name="P1">обозначе-</text:p><text:p text:style-name="P1">ние</text:p></table:table-cell><table:table-cell table:style-name="Table1.B1" office:value-type="string"><text:p text:style-name="P4">Наименование</text:p></table:table-cell><table:table-cell table:style-name="Table1.B1" office:value-type="string"><text:p text:style-name="P5">Кол.</text:p></table:table-cell><table:table-cell table:style-name="Table1.B1" office:value-type="string"><text:p text:style-name="P6">Примечание</text:p></table:table-cell></table:table-row><table:table-row table:style-name="Table1.2"><table:table-cell table:style-name="Table1.A2" office:value-type="string"><text:p text:style-name="P16">#1:1</text:p></table:table-cell><table:table-cell table:style-name="Table1.B2" office:value-type="string"><text:p text:style-name="P3">#2:1</text:p></table:table-cell><table:table-cell table:style-name="Table1.C2" office:value-type="string"><text:p text:style-name="P2">#3:1</text:p></table:table-cell><table:table-cell table:style-name="Table1.B2" office:value-type="string"><text:p text:style-name="P16">#4:1</text:p></table:table-cell></table:table-row><table:table-row table:style-name="Table1.2"><table:table-cell table:style-name="Table1.A2" office:value-type="string"><text:p text:style-name="P16">#1:2</text:p></table:table-cell><table:table-cell table:style-name="Table1.B2" office:value-type="string"><text:p text:style-name="P3">#2:2</text:p></table:table-cell><table:table-cell table:style-name="Table1.C2" office:value-type="string"><text:p text:style-name="P2">#3:2</text:p></table:table-cell><table:table-cell table:style-name="Table1.B2" office:value-type="string"><text:p text:style-name="P16">#4:2</text:p></table:table-cell></table:table-row><table:table-row table:style-name="Table1.2"><table:table-cell table:style-name="Table1.A2" office:value-type="string"><text:p text:style-name="P16">#1:3</text:p></table:table-cell><table:table-cell table:style-name="Table1.B2" office:value-type="string"><text:p text:style-name="P3">#2:3</text:p></table:table-cell><table:table-cell table:style-name="Table1.C2" office:value-type="string"><text:p text:style-name="P2">#3:3</text:p></table:table-cell><table:table-cell table:style-name="Table1.B2" office:value-type="string"><text:p text:style-name="P16">#4:3</text:p></table:table-cell></table:table-row><table:table-row table:style-name="Table1.2"><table:table-cell table:style-name="Table1.A2" office:value-type="string"><text:p text:style-name="P16">#1:4</text:p></table:table-cell><table:table-cell table:style-name="Table1.B2" office:value-type="string"><text:p text:style-name="P3">#2:4</text:p></table:table-cell><table:table-cell table:style-name="Table1.C2" office:value-type="string"><text:p text:style-name="P2">#3:4</text:p></table:table-cell><table:table-cell table:style-name="Table1.B2" office:value-type="string"><text:p text:style-name="P16">#4:4</text:p></table:table-cell></table:table-row><table:table-row table:style-name="Table1.2"><table:table-cell table:style-name="Table1.A2" office:value-type="string"><text:p text:style-name="P16">#1:5</text:p></table:table-cell><table:table-cell table:style-name="Table1.B2" office:value-type="string"><text:p text:style-name="P3">#2:5</text:p></table:table-cell><table:table-cell table:style-name="Table1.C2" office:value-type="string"><text:p text:style-name="P2">#3:5</text:p></table:table-cell><table:table-cell table:style-name="Table1.B2" office:value-type="string"><text:p text:style-name="P16">#4:5</text:p></table:table-cell></table:table-row><table:table-row table:style-name="Table1.2"><table:table-cell table:style-name="Table1.A2" office:value-type="string"><text:p text:style-name="P16">#1:6</text:p></table:table-cell><table:table-cell table:style-name="Table1.B2" office:value-type="string"><text:p text:style-name="P3">#2:6</text:p></table:table-cell><table:table-cell table:style-name="Table1.C2" office:value-type="string"><text:p text:style-name="P2">#3:6</text:p></table:table-cell><table:table-cell table:style-name="Table1.B2" office:value-type="string"><text:p text:style-name="P16">#4:6</text:p></table:table-cell></table:table-row><table:table-row table:style-name="Table1.2"><table:table-cell table:style-name="Table1.A2" office:value-type="string"><text:p text:style-name="P16">#1:7</text:p></table:table-cell><table:table-cell table:style-name="Table1.B2" office:value-type="string"><text:p text:style-name="P3">#2:7</text:p></table:table-cell><table:table-cell table:style-name="Table1.C2" office:value-type="string"><text:p text:style-name="P2">#3:7</text:p></table:table-cell><table:table-cell table:style-name="Table1.B2" office:value-type="string"><text:p text:style-name="P16">#4:7</text:p></table:table-cell></table:table-row><table:table-row table:style-name="Table1.2"><table:table-cell table:style-name="Table1.A2" office:value-type="string"><text:p text:style-name="P16">#1:8</text:p></table:table-cell><table:table-cell table:style-name="Table1.B2" office:value-type="string"><text:p text:style-name="P3">#2:8</text:p></table:table-cell><table:table-cell table:style-name="Table1.C2" office:value-type="string"><text:p text:style-name="P2">#3:8</text:p></table:table-cell><table:table-cell table:style-name="Table1.B2" office:value-type="string"><text:p text:style-name="P16">#4:8</text:p></table:table-cell></table:table-row><table:table-row table:style-name="Table1.2"><table:table-cell table:style-name="Table1.A2" office:value-type="string"><text:p text:style-name="P16">#1:9</text:p></table:table-cell><table:table-cell table:style-name="Table1.B2" office:value-type="string"><text:p text:style-name="P3">#2:9</text:p></table:table-cell><table:table-cell table:style-name="Table1.C2" office:value-type="string"><text:p text:style-name="P2">#3:9</text:p></table:table-cell><table:table-cell table:style-name="Table1.B2" office:value-type="string"><text:p text:style-name="P16">#4:9</text:p></table:table-cell></table:table-row><table:table-row table:style-name="Table1.2"><table:table-cell table:style-name="Table1.A2" office:value-type="string"><text:p text:style-name="P16">#1:10</text:p></table:table-cell><table:table-cell table:style-name="Table1.B2" office:value-type="string"><text:p text:style-name="P3">#2:10</text:p></table:table-cell><table:table-cell table:style-name="Table1.C2" office:value-type="string"><text:p text:style-name="P2">#3:10</text:p></table:table-cell><table:table-cell table:style-name="Table1.B2" office:value-type="string"><text:p text:style-name="P16">#4:10</text:p></table:table-cell></table:table-row><table:table-row table:style-name="Table1.2"><table:table-cell table:style-name="Table1.A2" office:value-type="string"><text:p text:style-name="P16">#1:11</text:p></table:table-cell><table:table-cell table:style-name="Table1.B2" office:value-type="string"><text:p text:style-name="P3">#2:11</text:p></table:table-cell><table:table-cell table:style-name="Table1.C2" office:value-type="string"><text:p text:style-name="P2">#3:11</text:p></table:table-cell><table:table-cell table:style-name="Table1.B2" office:value-type="string"><text:p text:style-name="P16">#4:11</text:p></table:table-cell></table:table-row><table:table-row table:style-name="Table1.2"><table:table-cell table:style-name="Table1.A2" office:value-type="string"><text:p text:style-name="P16">#1:12</text:p></table:table-cell><table:table-cell table:style-name="Table1.B2" office:value-type="string"><text:p text:style-name="P3">#2:12</text:p></table:table-cell><table:table-cell table:style-name="Table1.C2" office:value-type="string"><text:p text:style-name="P2">#3:12</text:p></table:table-cell><table:table-cell table:style-name="Table1.B2" office:value-type="string"><text:p text:style-name="P16">#4:12</text:p></table:table-cell></table:table-row><table:table-row table:style-name="Table1.2"><table:table-cell table:style-name="Table1.A2" office:value-type="string"><text:p text:style-name="P16">#1:13</text:p></table:table-cell><table:table-cell table:style-name="Table1.B2" office:value-type="string"><text:p text:style-name="P3">#2:13</text:p></table:table-cell><table:table-cell table:style-name="Table1.C2" office:value-type="string"><text:p text:style-name="P2">#3:13</text:p></table:table-cell><table:table-cell table:style-name="Table1.B2" office:value-type="string"><text:p text:style-name="P16">#4:13</text:p></table:table-cell></table:table-row><table:table-row table:style-name="Table1.2"><table:table-cell table:style-name="Table1.A2" office:value-type="string"><text:p text:style-name="P16">#1:14</text:p></table:table-cell><table:table-cell table:style-name="Table1.B2" office:value-type="string"><text:p text:style-name="P3">#2:14</text:p></table:table-cell><table:table-cell table:style-name="Table1.C2" office:value-type="string"><text:p text:style-name="P2">#3:14</text:p></table:table-cell><table:table-cell table:style-name="Table1.B2" office:value-type="string"><text:p text:style-name="P16">#4:14</text:p></table:table-cell></table:table-row><table:table-row table:style-name="Table1.2"><table:table-cell table:style-name="Table1.A2" office:value-type="string"><text:p text:style-name="P16">#1:15</text:p></table:table-cell><table:table-cell table:style-name="Table1.B2" office:value-type="string"><text:p text:style-name="P3">#2:15</text:p></table:table-cell><table:table-cell table:style-name="Table1.C2" office:value-type="string"><text:p text:style-name="P2">#3:15</text:p></table:table-cell><table:table-cell table:style-name="Table1.B2" office:value-type="string"><text:p text:style-name="P16">#4:15</text:p></table:table-cell></table:table-row><table:table-row table:style-name="Table1.2"><table:table-cell table:style-name="Table1.A2" office:value-type="string"><text:p text:style-name="P16">#1:16</text:p></table:table-cell><table:table-cell table:style-name="Table1.B2" office:value-type="string"><text:p text:style-name="P3">#2:16</text:p></table:table-cell><table:table-cell table:style-name="Table1.C2" office:value-type="string"><text:p text:style-name="P2">#3:16</text:p></table:table-cell><table:table-cell table:style-name="Table1.B2" office:value-type="string"><text:p text:style-name="P16">#4:16</text:p></table:table-cell></table:table-row><table:table-row table:style-name="Table1.2"><table:table-cell table:style-name="Table1.A2" office:value-type="string"><text:p text:style-name="P16">#1:17</text:p></table:table-cell><table:table-cell table:style-name="Table1.B2" office:value-type="string"><text:p text:style-name="P3">#2:17</text:p></table:table-cell><table:table-cell table:style-name="Table1.C2" office:value-type="string"><text:p text:style-name="P2">#3:17</text:p></table:table-cell><table:table-cell table:style-name="Table1.B2" office:value-type="string"><text:p text:style-name="P16">#4:17</text:p></table:table-cell></table:table-row><table:table-row table:style-name="Table1.2"><table:table-cell table:style-name="Table1.A2" office:value-type="string"><text:p text:style-name="P16">#1:18</text:p></table:table-cell><table:table-cell table:style-name="Table1.B2" office:value-type="string"><text:p text:style-name="P3">#2:18</text:p></table:table-cell><table:table-cell table:style-name="Table1.C2" office:value-type="string"><text:p text:style-name="P2">#3:18</text:p></table:table-cell><table:table-cell table:style-name="Table1.B2" office:value-type="string"><text:p text:style-name="P16">#4:18</text:p></table:table-cell></table:table-row><table:table-row table:style-name="Table1.2"><table:table-cell table:style-name="Table1.A2" office:value-type="string"><text:p text:style-name="P16">#1:19</text:p></table:table-cell><table:table-cell table:style-name="Table1.B2" office:value-type="string"><text:p text:style-name="P3">#2:19</text:p></table:table-cell><table:table-cell table:style-name="Table1.C2" office:value-type="string"><text:p text:style-name="P2">#3:19</text:p></table:table-cell><table:table-cell table:style-name="Table1.B2" office:value-type="string"><text:p text:style-name="P16">#4:19</text:p></table:table-cell></table:table-row><table:table-row table:style-name="Table1.2"><table:table-cell table:style-name="Table1.A2" office:value-type="string"><text:p text:style-name="P16">#1:20</text:p></table:table-cell><table:table-cell table:style-name="Table1.B2" office:value-type="string"><text:p text:style-name="P3">#2:20</text:p></table:table-cell><table:table-cell table:style-name="Table1.C2" office:value-type="string"><text:p text:style-name="P2">#3:20</text:p></table:table-cell><table:table-cell table:style-name="Table1.B2" office:value-type="string"><text:p text:style-name="P16">#4:20</text:p></table:table-cell></table:table-row><table:table-row table:style-name="Table1.2"><table:table-cell table:style-name="Table1.A2" office:value-type="string"><text:p text:style-name="P16">#1:21</text:p></table:table-cell><table:table-cell table:style-name="Table1.B2" office:value-type="string"><text:p text:style-name="P3">#2:21</text:p></table:table-cell><table:table-cell table:style-name="Table1.C2" office:value-type="string"><text:p text:style-name="P2">#3:21</text:p></table:table-cell><table:table-cell table:style-name="Table1.B2" office:value-type="string"><text:p text:style-name="P16">#4:21</text:p></table:table-cell></table:table-row><table:table-row table:style-name="Table1.2"><table:table-cell table:style-name="Table1.A2" office:value-type="string"><text:p text:style-name="P16">#1:22</text:p></table:table-cell><table:table-cell table:style-name="Table1.B2" office:value-type="string"><text:p text:style-name="P3">#2:22</text:p></table:table-cell><table:table-cell table:style-name="Table1.C2" office:value-type="string"><text:p text:style-name="P2">#3:22</text:p></table:table-cell><table:table-cell table:style-name="Table1.B2" office:value-type="string"><text:p text:style-name="P16">#4:22</text:p></table:table-cell></table:table-row><table:table-row table:style-name="Table1.2"><table:table-cell table:style-name="Table1.A2" office:value-type="string"><text:p text:style-name="P16">#1:23</text:p></table:table-cell><table:table-cell table:style-name="Table1.B2" office:value-type="string"><text:p text:style-name="P3">#2:23</text:p></table:table-cell><table:table-cell table:style-name="Table1.C2" office:value-type="string"><text:p text:style-name="P2">#3:23</text:p></table:table-cell><table:table-cell table:style-name="Table1.B2" office:value-type="string"><text:p text:style-name="P16">#4:23</text:p></table:table-cell></table:table-row><table:table-row table:style-name="Table1.2"><table:table-cell table:style-name="Table1.A2" office:value-type="string"><text:p text:style-name="P16">#1:24</text:p></table:table-cell><table:table-cell table:style-name="Table1.B2" office:value-type="string"><text:p text:style-name="P3">#2:24</text:p></table:table-cell><table:table-cell table:style-name="Table1.C2" office:value-type="string"><text:p text:style-name="P2">#3:24</text:p></table:table-cell><table:table-cell table:style-name="Table1.B2" office:value-type="string"><text:p text:style-name="P16">#4:24</text:p></table:table-cell></table:table-row><table:table-row table:style-name="Table1.2"><table:table-cell table:style-name="Table1.A2" office:value-type="string"><text:p text:style-name="P16">#1:25</text:p></table:table-cell><table:table-cell table:style-name="Table1.B2" office:value-type="string"><text:p text:style-name="P3">#2:25</text:p></table:table-cell><table:table-cell table:style-name="Table1.C2" office:value-type="string"><text:p text:style-name="P2">#3:25</text:p></table:table-cell><table:table-cell table:style-name="Table1.B2" office:value-type="string"><text:p text:style-name="P16">#4:25</text:p></table:table-cell></table:table-row><table:table-row table:style-name="Table1.2"><table:table-cell table:style-name="Table1.A2" office:value-type="string"><text:p text:style-name="P16">#1:26</text:p></table:table-cell><table:table-cell table:style-name="Table1.B2" office:value-type="string"><text:p text:style-name="P3">#2:26</text:p></table:table-cell><table:table-cell table:style-name="Table1.C2" office:value-type="string"><text:p text:style-name="P2">#3:26</text:p></table:table-cell><table:table-cell table:style-name="Table1.B2" office:value-type="string"><text:p text:style-name="P16">#4:26</text:p></table:table-cell></table:table-row><table:table-row table:style-name="Table1.2"><table:table-cell table:style-name="Table1.A2" office:value-type="string"><text:p text:style-name="P16">#1:27</text:p></table:table-cell><table:table-cell table:style-name="Table1.B2" office:value-type="string"><text:p text:style-name="P3">#2:27</text:p></table:table-cell><table:table-cell table:style-name="Table1.C2" office:value-type="string"><text:p text:style-name="P2">#3:27</text:p></table:table-cell><table:table-cell table:style-name="Table1.B2" office:value-type="string"><text:p text:style-name="P16">#4:27</text:p></table:table-cell></table:table-row><table:table-row table:style-name="Table1.2"><table:table-cell table:style-name="Table1.A2" office:value-type="string"><text:p text:style-name="P16">#1:28</text:p></table:table-cell><table:table-cell table:style-name="Table1.B2" office:value-type="string"><text:p text:style-name="P3">#2:28</text:p></table:table-cell><table:table-cell table:style-name="Table1.C2" office:value-type="string"><text:p text:style-name="P2">#3:28</text:p></table:table-cell><table:table-cell table:style-name="Table1.B2" office:value-type="string"><text:p text:style-name="P16">#4:28</text:p></table:table-cell></table:table-row><table:table-row table:style-name="Table1.2"><table:table-cell table:style-name="Table1.A2" office:value-type="string"><text:p text:style-name="P16">#1:29</text:p></table:table-cell><table:table-cell table:style-name="Table1.B2" office:value-type="string"><text:p text:style-name="P3">#2:29</text:p></table:table-cell><table:table-cell table:style-name="Table1.C2" office:value-type="string"><text:p text:style-name="P2">#3:29</text:p></table:table-cell><table:table-cell table:style-name="Table1.B2" office:value-type="string"><text:p text:style-name="P16">#4:29</text:p></table:table-cell></table:table-row><table:table-row table:style-name="Table1.2"><table:table-cell table:style-name="Table1.A2" office:value-type="string"><text:p text:style-name="P16">#1:30</text:p></table:table-cell><table:table-cell table:style-name="Table1.B2" office:value-type="string"><text:p text:style-name="P3">#2:30</text:p></table:table-cell><table:table-cell table:style-name="Table1.C2" office:value-type="string"><text:p text:style-name="P2">#3:30</text:p></table:table-cell><table:table-cell table:style-name="Table1.B2" office:value-type="string"><text:p text:style-name="P16">#4:30</text:p></table:table-cell></table:table-row><table:table-row table:style-name="Table1.2"><table:table-cell table:style-name="Table1.A2" office:value-type="string"><text:p text:style-name="P16">#1:31</text:p></table:table-cell><table:table-cell table:style-name="Table1.B2" office:value-type="string"><text:p text:style-name="P3">#2:31</text:p></table:table-cell><table:table-cell table:style-name="Table1.C2" office:value-type="string"><text:p text:style-name="P2">#3:31</text:p></table:table-cell><table:table-cell table:style-name="Table1.B2" office:value-type="string"><text:p text:style-name="P16">#4:31</text:p></table:table-cell></table:table-row><table:table-row table:style-name="Table1.2"><table:table-cell table:style-name="Table1.A2" office:value-type="string"><text:p text:style-name="P16">#1:32</text:p></table:table-cell><table:table-cell table:style-name="Table1.B2" office:value-type="string"><text:p text:style-name="P3">#2:32</text:p></table:table-cell><table:table-cell table:style-name="Table1.C2" office:value-type="string"><text:p text:style-name="P2">#3:32</text:p></table:table-cell><table:table-cell table:style-name="Table1.B2" office:value-type="string"><text:p text:style-name="P16">#4:32</text:p></table:table-cell></table:table-row></table:table><text:p text:style-name="Frame_20_contents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F1" table:number-rows-spanned="4" office:value-type="string"><text:p text:style-name="P12">#5:10</text:p></table:table-cell><table:table-cell table:style-name="Table2.G1" table:number-rows-spanned="2" office:value-type="string"><text:p text:style-name="P10">Лист</text:p></table:table-cell></table:table-row><table:table-row table:style-name="Table2.2"><table:table-cell table:style-name="Table2.A2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1">#5:11</text:p></table:table-cell></table:table-row><table:table-row table:style-name="Table2.1"><table:table-cell table:style-name="Table2.A4" office:value-type="string"><text:p text:style-name="P13">Изм.</text:p></table:table-cell><table:table-cell table:style-name="Table2.F1" office:value-type="string"><text:p text:style-name="P13">Лист</text:p></table:table-cell><table:table-cell table:style-name="Table2.F1" office:value-type="string"><text:p text:style-name="P14">№ докум.</text:p></table:table-cell><table:table-cell table:style-name="Table2.F1" office:value-type="string"><text:p text:style-name="P13">Подп.</text:p></table:table-cell><table:table-cell table:style-name="Table2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7">Подп. дата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Инв. № дубл.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Взам. инв. №</text:p></table:table-cell><table:table-cell table:style-name="Table3.B1" office:value-type="string"><text:p text:style-name="P8"/></table:table-cell></table:table-row><table:table-row table:style-name="Table3.4"><table:table-cell table:style-name="Table3.A1" office:value-type="string"><text:p text:style-name="P7">Подп. и дата</text:p></table:table-cell><table:table-cell table:style-name="Table3.B1" office:value-type="string"><text:p text:style-name="P8"/></table:table-cell></table:table-row><table:table-row table:style-name="Table3.2"><table:table-cell table:style-name="Table3.A5" office:value-type="string"><text:p text:style-name="P7">Инв. № подл.</text:p></table:table-cell><table:table-cell table:style-name="Table3.B5" office:value-type="string"><text:p text:style-name="P8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56.785518105</meta:creation-date>
    <meta:editing-duration>PT4M56S</meta:editing-duration>
    <meta:editing-cycles>7</meta:editing-cycles>
    <meta:generator>LibreOffice/6.0.2.1.0$Linux_X86_64 LibreOffice_project/00m0$Build-1</meta:generator>
    <dc:date>2018-03-28T20:19:47.516650702</dc:date>
    <meta:document-statistic meta:table-count="3" meta:image-count="0" meta:object-count="0" meta:page-count="1" meta:paragraph-count="147" meta:word-count="157" meta:character-count="743" meta:non-whitespace-character-count="733"/>
  </office:meta>
</office:document-meta>
</file>